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0.5</text:p>
      <text:p text:style-name="P5"/>
      <text:p text:style-name="P6">April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5.tar.gz</text:p>
            <text:p text:style-name="P24">zk-bin-std-3.0.5.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5.tar.gz</text:p>
            <text:p text:style-name="P24">zk-bin-prof-3.0.5.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5.tar.gz</text:p>
            <text:p text:style-name="P24">zk-bin-3.0.5.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5.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5.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5.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5.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5.zip</text:span> or <text:span text:style-name="T8">zk-bin-3.0.5.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5.zip</text:span> or <text:span text:style-name="T8">zk-bin-3.0.5.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5.zip</text:span> or <text:span text:style-name="T8">zk-bin-3.0.5.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5.zip</text:span> or <text:span text:style-name="T8">zk-bin-3.0.5.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5.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5.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5.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4-09T10:15:24</dc:date>
    <dc:language>en-US</dc:language>
    <meta:editing-cycles>1113</meta:editing-cycles>
    <meta:editing-duration>P3DT23H44M44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10"/>
  </office:meta>
</office:document-meta>
</file>